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style:rel-width="100%" table:align="left"/>
    </style:style>
    <style:style style:name="Table1.A" style:family="table-column">
      <style:table-column-properties style:column-width="2.2938in" style:rel-column-width="22460*"/>
    </style:style>
    <style:style style:name="Table1.B" style:family="table-column">
      <style:table-column-properties style:column-width="4.3986in" style:rel-column-width="43074*"/>
    </style:style>
    <style:style style:name="Table1.A1" style:family="table-cell">
      <style:table-cell-properties style:vertical-align="middle"/>
    </style:style>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able_20_Contents">
      <style:paragraph-properties fo:margin-top="0in" fo:margin-bottom="0.1965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TEGRATED AMPLIFIER</text:span></text:p>
      <text:p text:style-name="Text_20_body">Prepare to be stunned by the new 351A integrated amplifier. Taking cues from the award-winning 651A amplifier, this slimline yet powerful beauty features an array of components and design principles rarely seen in mid-end systems, let alone entry-level hi-fi...</text:p>
      <text:p text:style-name="Standard"/>
      <text:p text:style-name="Standard"/>
      <text:p text:style-name="Text_20_body">Connect just about anything! </text:p>
      <text:p text:style-name="Text_20_body">The 351A offers a wide range of inputs so you can connect and enhance all your entertainment devices. Most importantly, we've developed a brand new USB audio input so you can directly connect your Mac or PC. Best of all, this USB connection is mated to an onboard Burr Brown DAC (Digital to Analogue Converter) which automatically pulls a digital audio signal from your computer, bypassing its basic soundcard and taking care of the delicate digital to analogue conversion process inside the amplifier. So for the growing fans of iTunes and streaming services like Spotify, you can connect your computer to the 351A and use it as your primary audio source with CD quality results!</text:p>
      <text:p text:style-name="Text_20_body">iPods and MP3 players also get the VIP treatment and can be connected directly to the front panel via a dedicated 3.5mm jack. In addition, our supplied remote features iPod command codes enabling control your iPad, iPhone or iPod when connected to a suitable dock such as those from Cambridge Audio.</text:p>
      <text:p text:style-name="Text_20_body">Finally, a raft of gold plated audio connections are available for all your other entertainment sources like CD players, tuners, network players and even your TV.</text:p>
      <text:p text:style-name="Text_20_body"><text:span text:style-name="Strong_20_Emphasis">Features</text:span></text:p>
      <text:list xml:id="list5528451535085574342" text:style-name="L1">
        <text:list-item>
          <text:p text:style-name="P2">Audiophile grade oversize toroidal transformer and substantial extruded heatsink allowing 2 x 45 Watts RMS into 8 Ohms </text:p>
        </text:list-item>
        <text:list-item>
          <text:p text:style-name="P2">USB audio input allowing USB audio streaming from computer </text:p>
        </text:list-item>
        <text:list-item>
          <text:p text:style-name="P2">ALPs film type, black box' volume pot for superb low level channel balance and stereo imaging </text:p>
        </text:list-item>
        <text:list-item>
          <text:p text:style-name="P2">Front mounted 3.5mm iPod/MP3 player connection </text:p>
        </text:list-item>
        <text:list-item>
          <text:p text:style-name="P2">Low dissipation polypropylene signal capacitors and custom made electrolytic capacitors in critical positions </text:p>
        </text:list-item>
        <text:list-item>
          <text:p text:style-name="P2">Acoustically damped full metal chassis with thick brushed aluminium front panel </text:p>
        </text:list-item>
        <text:list-item>
          <text:p text:style-name="P1">Supplied with Azur remote handset - also controls Azur CD players and iPod/iPhone docks including Cambridge Audio iD100, iD50 and iD10 </text:p>
        </text:list-item>
      </text:list>
      <text:p text:style-name="Text_20_body"><text:span text:style-name="Strong_20_Emphasis">Specifications</text:span></text:p>
      <table:table table:name="Table1" table:style-name="Table1">
        <table:table-column table:style-name="Table1.A"/>
        <table:table-column table:style-name="Table1.B"/>
        <table:table-row>
          <table:table-cell table:style-name="Table1.A1" office:value-type="string">
            <text:p text:style-name="P3">Power output:</text:p>
          </table:table-cell>
          <table:table-cell table:style-name="Table1.A1" office:value-type="string">
            <text:p text:style-name="P3">45W RMS into 8 Ohms</text:p>
          </table:table-cell>
        </table:table-row>
        <table:table-row>
          <table:table-cell table:style-name="Table1.A1" office:value-type="string">
            <text:p text:style-name="P3">THD (unweighted):</text:p>
          </table:table-cell>
          <table:table-cell table:style-name="Table1.A1" office:value-type="string">
            <text:p text:style-name="P3">&lt; 0.02% @ 1kHz, 80% of rated power<text:line-break/>&lt; 0.15% 20Hz - 20kHz, 80% of rated power</text:p>
          </table:table-cell>
        </table:table-row>
        <table:table-row>
          <table:table-cell table:style-name="Table1.A1" office:value-type="string">
            <text:p text:style-name="P3">Inputs:</text:p>
          </table:table-cell>
          <table:table-cell table:style-name="Table1.A1" office:value-type="string">
            <text:p text:style-name="P3">5 x RCA, 1 x USB (type B), 1 x 3.5mm MP3 input</text:p>
          </table:table-cell>
        </table:table-row>
        <table:table-row>
          <table:table-cell table:style-name="Table1.A1" office:value-type="string">
            <text:p text:style-name="P3">Outputs:</text:p>
          </table:table-cell>
          <table:table-cell table:style-name="Table1.A1" office:value-type="string">
            <text:p text:style-name="P3">Speakers A &amp; B, 1 x Rec Out, ¼'' headphone out,</text:p>
          </table:table-cell>
        </table:table-row>
        <table:table-row>
          <table:table-cell table:style-name="Table1.A1" office:value-type="string">
            <text:p text:style-name="P3">USB</text:p>
          </table:table-cell>
          <table:table-cell table:style-name="Table1.A1" office:value-type="string">
            <text:p text:style-name="P3">USB audio 1.0<text:line-break/>16-bit 32kHz, 44.1kHz, 48kHz</text:p>
          </table:table-cell>
        </table:table-row>
        <table:table-row>
          <table:table-cell table:style-name="Table1.A1" office:value-type="string">
            <text:p text:style-name="P3">Frequency Response:</text:p>
          </table:table-cell>
          <table:table-cell table:style-name="Table1.A1" office:value-type="string">
            <text:p text:style-name="P3">5Hz - 50kHz</text:p>
          </table:table-cell>
        </table:table-row>
        <text:soft-page-break/>
        <table:table-row>
          <table:table-cell table:style-name="Table1.A1" office:value-type="string">
            <text:p text:style-name="P3">S/N ratio (ref 1w):</text:p>
          </table:table-cell>
          <table:table-cell table:style-name="Table1.A1" office:value-type="string">
            <text:p text:style-name="P3">&gt;92dB (unweighted)</text:p>
          </table:table-cell>
        </table:table-row>
        <table:table-row>
          <table:table-cell table:style-name="Table1.A1" office:value-type="string">
            <text:p text:style-name="P3">Input Impedance:</text:p>
          </table:table-cell>
          <table:table-cell table:style-name="Table1.A1" office:value-type="string">
            <text:p text:style-name="P3">47k Ohms</text:p>
          </table:table-cell>
        </table:table-row>
        <table:table-row>
          <table:table-cell table:style-name="Table1.A1" office:value-type="string">
            <text:p text:style-name="P3">Max. power consumption:</text:p>
          </table:table-cell>
          <table:table-cell table:style-name="Table1.A1" office:value-type="string">
            <text:p text:style-name="P3">320W</text:p>
          </table:table-cell>
        </table:table-row>
        <table:table-row>
          <table:table-cell table:style-name="Table1.A1" office:value-type="string">
            <text:p text:style-name="P3">Bass/Treble controls:</text:p>
          </table:table-cell>
          <table:table-cell table:style-name="Table1.A1" office:value-type="string">
            <text:p text:style-name="P3">Shelving, ultimate boost/cut<text:line-break/>+/-10dB @ 20Hz and +/-6dB @ 20kHz</text:p>
          </table:table-cell>
        </table:table-row>
        <table:table-row>
          <table:table-cell table:style-name="Table1.A1" office:value-type="string">
            <text:p text:style-name="P3">Weight:</text:p>
          </table:table-cell>
          <table:table-cell table:style-name="Table1.A1" office:value-type="string">
            <text:p text:style-name="P3">6.0Kg (13.2lbs)</text:p>
          </table:table-cell>
        </table:table-row>
        <table:table-row>
          <table:table-cell table:style-name="Table1.A1" office:value-type="string">
            <text:p text:style-name="P3">Dimensions (W x H x D):</text:p>
          </table:table-cell>
          <table:table-cell table:style-name="Table1.A1" office:value-type="string">
            <text:p text:style-name="P3">430 x 86 x 340mm (3.4 x 16.9 x 13.4'')</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6S</meta:editing-duration>
    <meta:editing-cycles>3</meta:editing-cycles>
    <meta:generator>OpenOffice/4.1.1$Win32 OpenOffice.org_project/411m6$Build-9775</meta:generator>
    <dc:date>2018-01-31T10:25:20.93</dc:date>
    <meta:document-statistic meta:table-count="1" meta:image-count="0" meta:object-count="0" meta:page-count="2" meta:paragraph-count="39" meta:word-count="451" meta:character-count="2685"/>
    <dc:creator>Marti </dc:creator>
    <meta:user-defined meta:name="Info 1"/>
    <meta:user-defined meta:name="Info 2"/>
    <meta:user-defined meta:name="Info 3"/>
    <meta:user-defined meta:name="Info 4"/>
  </office:meta>
</office:document-meta>
</file>